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23-08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612" calcext:value-type="float">
            <text:p>10.866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22-08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3504" calcext:value-type="float">
            <text:p>12.03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9-08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7456" calcext:value-type="float">
            <text:p>10.887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8-08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4088" calcext:value-type="float">
            <text:p>12.13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5-09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912" calcext:value-type="float">
            <text:p>12.0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4-10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58" calcext:value-type="float">
            <text:p>12.11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12-09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8848" calcext:value-type="float">
            <text:p>12.11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09-09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816" calcext:value-type="float">
            <text:p>11.9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07-10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1208" calcext:value-type="float">
            <text:p>11.95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06-10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1792" calcext:value-type="float">
            <text:p>12.05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05-10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7576" calcext:value-type="float">
            <text:p>11.84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04-09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1584" calcext:value-type="float">
            <text:p>11.91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03-09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2272" calcext:value-type="float">
            <text:p>12.082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01-10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4528" calcext:value-type="float">
            <text:p>11.84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2000-10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5112" calcext:value-type="float">
            <text:p>11.94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1999-10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3512" calcext:value-type="float">
            <text:p>10.573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1998-08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956" calcext:value-type="float">
            <text:p>11.71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1997-08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1952" calcext:value-type="float">
            <text:p>9.521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1996-10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6656" calcext:value-type="float">
            <text:p>12.10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1995-09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1816" calcext:value-type="float">
            <text:p>11.48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1992-06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2704" calcext:value-type="float">
            <text:p>9.442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1983-11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4944" calcext:value-type="float">
            <text:p>12.12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1983-09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4152" calcext:value-type="float">
            <text:p>11.88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1983-09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7872" calcext:value-type="float">
            <text:p>11.167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1983-09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2608" calcext:value-type="float">
            <text:p>11.72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1983-08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7016" calcext:value-type="float">
            <text:p>11.177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1983-08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6496" calcext:value-type="float">
            <text:p>10.826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1983-08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1152" calcext:value-type="float">
            <text:p>10.74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1983-08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9816" calcext:value-type="float">
            <text:p>10.71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1983-07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2384" calcext:value-type="float">
            <text:p>10.69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1983-07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5808" calcext:value-type="float">
            <text:p>10.655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1983-07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8376" calcext:value-type="float">
            <text:p>10.628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1983-07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0944" calcext:value-type="float">
            <text:p>10.600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1983-07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5872" calcext:value-type="float">
            <text:p>10.40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1983-07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2888" calcext:value-type="float">
            <text:p>10.15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1983-06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7672" calcext:value-type="float">
            <text:p>9.567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1983-06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3824" calcext:value-type="float">
            <text:p>10.783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1983-06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9408" calcext:value-type="float">
            <text:p>8.97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1983-06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5696" calcext:value-type="float">
            <text:p>8.23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1983-06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5632" calcext:value-type="float">
            <text:p>8.48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1983-05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7136" calcext:value-type="float">
            <text:p>8.32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3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41" meta:object-count="0"/>
    <meta:user-defined meta:name="AppVersion">3.0</meta:user-defined>
  </office:meta>
</office:document-meta>
</file>